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0e1" officeooo:paragraph-rsid="001c00e1"/>
    </style:style>
    <style:style style:name="P2" style:family="paragraph" style:parent-style-name="Standard">
      <style:text-properties officeooo:rsid="001c36f3" officeooo:paragraph-rsid="001c36f3"/>
    </style:style>
    <style:style style:name="P3" style:family="paragraph" style:parent-style-name="Standard">
      <style:text-properties officeooo:rsid="001d8fca" officeooo:paragraph-rsid="001d8fca"/>
    </style:style>
    <style:style style:name="T1" style:family="text">
      <style:text-properties officeooo:rsid="001c36f3"/>
    </style:style>
    <style:style style:name="T2" style:family="text">
      <style:text-properties officeooo:rsid="001d8f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: <text:tab/><text:a xlink:type="simple" xlink:href="mailto:jan@schabauer.org" text:style-name="Internet_20_link" text:visited-style-name="Visited_20_Internet_20_Link">jan@schabauer.org</text:a><text:tab/></text:p>
      <text:p text:style-name="P1">Para: <text:tab/>david@durlacher.com<text:tab/><text:line-break/>Fecha: 25.3.2022</text:p>
      <text:p text:style-name="P1">Asuntu: Fiesta de austria</text:p>
      <text:p text:style-name="P1"/>
      <text:p text:style-name="P1">Hola david!</text:p>
      <text:p text:style-name="P1"/>
      <text:p text:style-name="P1">Como estas? Yo voy a contar para los fiestas de espanol <text:span text:style-name="T1">y como celebramos en austria. </text:span></text:p>
      <text:p text:style-name="P2">Nosotros no celebramos el Dia de los Muertos como espanoles. El primero de noviembre vamos a las tumbas de nos familias estamos tristes y los recordamos. </text:p>
      <text:p text:style-name="P2">En Semana Santa es importante tambien. <text:span text:style-name="T2">El jueves solo comemos espinacas. </text:span>A la Domigo es tradicion buscar huevos y chocolate. </text:p>
      <text:p text:style-name="P3">Nocheevieja celebramos a el 24 de diciembre pro la tarde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40:06.493900136</meta:creation-date>
    <dc:date>2022-03-25T11:10:14.606159308</dc:date>
    <meta:editing-duration>PT6M39S</meta:editing-duration>
    <meta:editing-cycles>1</meta:editing-cycles>
    <meta:document-statistic meta:table-count="0" meta:image-count="0" meta:object-count="0" meta:page-count="1" meta:paragraph-count="8" meta:word-count="84" meta:character-count="526" meta:non-whitespace-character-count="442"/>
    <meta:generator>LibreOffice/6.4.7.2$Linux_X86_64 LibreOffice_project/40$Build-2</meta:generator>
  </office:meta>
</office:document-meta>
</file>